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-freqs-0-0-plano" table:style-name="ta1">
        <table:shapes>
          <draw:frame draw:z-index="0" draw:style-name="gr1" draw:text-style-name="P1" svg:width="231.4mm" svg:height="90mm" svg:x="124.15mm" svg:y="36.13mm">
            <loext:p/>
            <draw:object draw:notify-on-update-of-ranges="'thread-freqs-0-0-plano'.I1:'thread-freqs-0-0-plano'.I1 'thread-freqs-0-0-plano'.I2:'thread-freqs-0-0-plano'.I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2:.H2])" office:value-type="float" office:value="2.1825" calcext:value-type="float">
            <text:p>2.183</text:p>
          </table:table-cell>
          <table:table-cell/>
          <table:table-cell table:formula="of:=MEDIAN([.A2:.A100])" office:value-type="float" office:value="2.04" calcext:value-type="float">
            <text:p>2.04</text:p>
          </table:table-cell>
          <table:table-cell table:formula="of:=MEDIAN([.B2:.B100])" office:value-type="float" office:value="2.03" calcext:value-type="float">
            <text:p>2.03</text:p>
          </table:table-cell>
          <table:table-cell table:formula="of:=MEDIAN([.C2:.C100])" office:value-type="float" office:value="2.03" calcext:value-type="float">
            <text:p>2.03</text:p>
          </table:table-cell>
          <table:table-cell table:formula="of:=MEDIAN([.D2:.D100])" office:value-type="float" office:value="2.03" calcext:value-type="float">
            <text:p>2.03</text:p>
          </table:table-cell>
          <table:table-cell table:formula="of:=MEDIAN([.E2:.E100])" office:value-type="float" office:value="2.03" calcext:value-type="float">
            <text:p>2.03</text:p>
          </table:table-cell>
          <table:table-cell table:formula="of:=MEDIAN([.F2:.F100])" office:value-type="float" office:value="2.03" calcext:value-type="float">
            <text:p>2.03</text:p>
          </table:table-cell>
          <table:table-cell table:formula="of:=MEDIAN([.G2:.G100])" office:value-type="float" office:value="2.03" calcext:value-type="float">
            <text:p>2.03</text:p>
          </table:table-cell>
          <table:table-cell table:formula="of:=MEDIAN([.H2:.H100])"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3:.H3])" office:value-type="float" office:value="2.18" calcext:value-type="float">
            <text:p>2.18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4:.H4])" office:value-type="float" office:value="2.11" calcext:value-type="float">
            <text:p>2.110</text:p>
          </table:table-cell>
          <table:table-cell/>
          <table:table-cell table:style-name="ce1" table:formula="of:=AVERAGE([.I2:.I100])" office:value-type="float" office:value="2.03231060606061" calcext:value-type="float">
            <text:p>2.0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5:.H5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number-columns-repeated="5" office:value-type="float" office:value="2.18" calcext:value-type="float">
            <text:p>2.18</text:p>
          </table:table-cell>
          <table:table-cell table:formula="of:=AVERAGE([.A6:.H6])" office:value-type="float" office:value="2.17875" calcext:value-type="float">
            <text:p>2.17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7:.H7])" office:value-type="float" office:value="2.10375" calcext:value-type="float">
            <text:p>2.104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table:formula="of:=AVERAGE([.A8:.H8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7" office:value-type="float" office:value="2.11" calcext:value-type="float">
            <text:p>2.11</text:p>
          </table:table-cell>
          <table:table-cell table:formula="of:=AVERAGE([.A9:.H9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7" calcext:value-type="float">
            <text:p>2.07</text:p>
          </table:table-cell>
          <table:table-cell table:formula="of:=AVERAGE([.A10:.H10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1:.H11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12:.H12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AVERAGE([.A13:.H13])" office:value-type="float" office:value="2.06625" calcext:value-type="float">
            <text:p>2.06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14:.H14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office:value-type="float" office:value="2.06" calcext:value-type="float">
            <text:p>2.06</text:p>
          </table:table-cell>
          <table:table-cell table:formula="of:=AVERAGE([.A15:.H15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table:number-columns-repeated="4" office:value-type="float" office:value="2.04" calcext:value-type="float">
            <text:p>2.04</text:p>
          </table:table-cell>
          <table:table-cell table:formula="of:=AVERAGE([.A16:.H16])" office:value-type="float" office:value="2.04625" calcext:value-type="float">
            <text:p>2.046</text:p>
          </table:table-cell>
          <table:table-cell table:number-columns-repeated="9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number-columns-repeated="7" office:value-type="float" office:value="2.11" calcext:value-type="float">
            <text:p>2.11</text:p>
          </table:table-cell>
          <table:table-cell table:formula="of:=AVERAGE([.A17:.H17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18:.H18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19:.H19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20:.H20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21:.H21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22:.H22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23:.H23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24:.H24])" office:value-type="float" office:value="1.97125" calcext:value-type="float">
            <text:p>1.9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25:.H25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26:.H26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7" office:value-type="float" office:value="2.11" calcext:value-type="float">
            <text:p>2.11</text:p>
          </table:table-cell>
          <table:table-cell table:formula="of:=AVERAGE([.A27:.H27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6"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table:formula="of:=AVERAGE([.A28:.H28])" office:value-type="float" office:value="2.0425" calcext:value-type="float">
            <text:p>2.043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29:.H29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formula="of:=AVERAGE([.A30:.H30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31:.H31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32:.H32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33:.H33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34:.H34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35:.H35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A36:.H36])" office:value-type="float" office:value="2.025" calcext:value-type="float">
            <text:p>2.025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37:.H37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38:.H38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39:.H39])" office:value-type="float" office:value="2.10875" calcext:value-type="float">
            <text:p>2.10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40:.H40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41:.H41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5" office:value-type="float" office:value="2.1" calcext:value-type="float">
            <text:p>2.1</text:p>
          </table:table-cell>
          <table:table-cell table:formula="of:=AVERAGE([.A42:.H42])" office:value-type="float" office:value="2.1025" calcext:value-type="float">
            <text:p>2.103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table:formula="of:=AVERAGE([.A43:.H43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5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44:.H44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45:.H45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4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46:.H46])" office:value-type="float" office:value="1.97375" calcext:value-type="float">
            <text:p>1.97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47:.H47])" office:value-type="float" office:value="2.04125" calcext:value-type="float">
            <text:p>2.041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48:.H48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49:.H49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50:.H50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51:.H51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52:.H52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53:.H53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54:.H54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55:.H55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56:.H56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57:.H57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formula="of:=AVERAGE([.A58:.H58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table:number-columns-repeated="5" office:value-type="float" office:value="2.03" calcext:value-type="float">
            <text:p>2.03</text:p>
          </table:table-cell>
          <table:table-cell table:formula="of:=AVERAGE([.A59:.H59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9" calcext:value-type="float">
            <text:p>2.09</text:p>
          </table:table-cell>
          <table:table-cell table:number-columns-repeated="6" office:value-type="float" office:value="2.1" calcext:value-type="float">
            <text:p>2.1</text:p>
          </table:table-cell>
          <table:table-cell table:formula="of:=AVERAGE([.A60:.H60])" office:value-type="float" office:value="2.0975" calcext:value-type="float">
            <text:p>2.098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table:formula="of:=AVERAGE([.A61:.H61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3" calcext:value-type="float">
            <text:p>2.03</text:p>
          </table:table-cell>
          <table:table-cell table:formula="of:=AVERAGE([.A62:.H62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number-columns-repeated="4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63:.H63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5" office:value-type="float" office:value="1.97" calcext:value-type="float">
            <text:p>1.97</text:p>
          </table:table-cell>
          <table:table-cell table:formula="of:=AVERAGE([.A64:.H64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65:.H65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4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66:.H66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67:.H67])" office:value-type="float" office:value="1.95875" calcext:value-type="float">
            <text:p>1.959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68:.H68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69:.H69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8" calcext:value-type="float">
            <text:p>1.98</text:p>
          </table:table-cell>
          <table:table-cell table:number-columns-repeated="4" office:value-type="float" office:value="1.97" calcext:value-type="float">
            <text:p>1.97</text:p>
          </table:table-cell>
          <table:table-cell table:formula="of:=AVERAGE([.A70:.H70])" office:value-type="float" office:value="1.9775" calcext:value-type="float">
            <text:p>1.978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formula="of:=AVERAGE([.A71:.H71])" office:value-type="float" office:value="1.96" calcext:value-type="float">
            <text:p>1.960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formula="of:=AVERAGE([.A72:.H72])" office:value-type="float" office:value="2.04" calcext:value-type="float">
            <text:p>2.04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table:formula="of:=AVERAGE([.A73:.H73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4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formula="of:=AVERAGE([.A74:.H74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table:formula="of:=AVERAGE([.A75:.H75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76:.H76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3" calcext:value-type="float">
            <text:p>2.03</text:p>
          </table:table-cell>
          <table:table-cell table:formula="of:=AVERAGE([.A77:.H77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number-columns-repeated="4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formula="of:=AVERAGE([.A78:.H78])" office:value-type="float" office:value="2.02625" calcext:value-type="float">
            <text:p>2.026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79:.H79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table:number-columns-repeated="5" office:value-type="float" office:value="1.97" calcext:value-type="float">
            <text:p>1.97</text:p>
          </table:table-cell>
          <table:table-cell table:formula="of:=AVERAGE([.A80:.H80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" calcext:value-type="float">
            <text:p>2.1</text:p>
          </table:table-cell>
          <table:table-cell table:formula="of:=AVERAGE([.A81:.H81])" office:value-type="float" office:value="2.1" calcext:value-type="float">
            <text:p>2.1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6" calcext:value-type="float">
            <text:p>2.06</text:p>
          </table:table-cell>
          <table:table-cell table:formula="of:=AVERAGE([.A82:.H82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83:.H83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2.03" calcext:value-type="float">
            <text:p>2.03</text:p>
          </table:table-cell>
          <table:table-cell table:formula="of:=AVERAGE([.A84:.H84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table:formula="of:=AVERAGE([.A85:.H85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86:.H86])" office:value-type="float" office:value="2.02625" calcext:value-type="float">
            <text:p>2.02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table:formula="of:=AVERAGE([.A87:.H87])" office:value-type="float" office:value="1.97125" calcext:value-type="float">
            <text:p>1.971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table:formula="of:=AVERAGE([.A88:.H88])" office:value-type="float" office:value="1.9575" calcext:value-type="float">
            <text:p>1.958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table:number-columns-repeated="4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89:.H89])" office:value-type="float" office:value="2.04625" calcext:value-type="float">
            <text:p>2.046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90:.H90])" office:value-type="float" office:value="1.96" calcext:value-type="float">
            <text:p>1.96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91:.H91])" office:value-type="float" office:value="1.96" calcext:value-type="float">
            <text:p>1.960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2"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formula="of:=AVERAGE([.A92:.H92])" office:value-type="float" office:value="2.0225" calcext:value-type="float">
            <text:p>2.02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93:.H93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4"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94:.H94])" office:value-type="float" office:value="1.9575" calcext:value-type="float">
            <text:p>1.958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95:.H95])" office:value-type="float" office:value="2.0325" calcext:value-type="float">
            <text:p>2.033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formula="of:=AVERAGE([.A96:.H96])" office:value-type="float" office:value="1.9575" calcext:value-type="float">
            <text:p>1.958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97:.H97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formula="of:=AVERAGE([.A98:.H98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99:.H99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100:.H100])" office:value-type="float" office:value="2.02125" calcext:value-type="float">
            <text:p>2.02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02" calcext:value-type="float">
            <text:p>2.02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table:formula="of:=AVERAGE([.A101:.H101])" office:value-type="float" office:value="2.0225" calcext:value-type="float">
            <text:p>2.023</text:p>
          </table:table-cell>
          <table:table-cell table:number-columns-repeated="9"/>
        </table:table-row>
      </table:table>
      <table:table table:name="thread-freqs-0-1-plano" table:style-name="ta1">
        <table:shapes>
          <draw:frame draw:z-index="0" draw:style-name="gr1" draw:text-style-name="P1" svg:width="231.4mm" svg:height="90mm" svg:x="124.62mm" svg:y="36.13mm">
            <loext:p/>
            <draw:object draw:notify-on-update-of-ranges="'thread-freqs-0-1-plano'.I1:'thread-freqs-0-1-plano'.I1 'thread-freqs-0-1-plano'.I2:'thread-freqs-0-1-plano'.I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Apaga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2:.H2])" office:value-type="float" office:value="1.96125" calcext:value-type="float">
            <text:p>1.961</text:p>
          </table:table-cell>
          <table:table-cell/>
          <table:table-cell table:formula="of:=MEDIAN([.A2:.A100])" office:value-type="float" office:value="2.03" calcext:value-type="float">
            <text:p>2.03</text:p>
          </table:table-cell>
          <table:table-cell table:formula="of:=MEDIAN([.B2:.B100])" office:value-type="float" office:value="2.03" calcext:value-type="float">
            <text:p>2.03</text:p>
          </table:table-cell>
          <table:table-cell table:formula="of:=MEDIAN([.C2:.C100])" office:value-type="float" office:value="2.03" calcext:value-type="float">
            <text:p>2.03</text:p>
          </table:table-cell>
          <table:table-cell table:formula="of:=MEDIAN([.D2:.D100])" office:value-type="float" office:value="2.03" calcext:value-type="float">
            <text:p>2.03</text:p>
          </table:table-cell>
          <table:table-cell table:formula="of:=MEDIAN([.E2:.E100])" office:value-type="float" office:value="2.03" calcext:value-type="float">
            <text:p>2.03</text:p>
          </table:table-cell>
          <table:table-cell table:formula="of:=MEDIAN([.F2:.F100])" office:value-type="float" office:value="2.03" calcext:value-type="float">
            <text:p>2.03</text:p>
          </table:table-cell>
          <table:table-cell table:formula="of:=MEDIAN([.G2:.G100])" office:value-type="float" office:value="2.03" calcext:value-type="float">
            <text:p>2.03</text:p>
          </table:table-cell>
          <table:table-cell table:formula="of:=MEDIAN([.H2:.H100])" office:value-type="float" office:value="2.03" calcext:value-type="float">
            <text:p>2.03</text:p>
          </table:table-cell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3:.H3])" office:value-type="float" office:value="2.02125" calcext:value-type="float">
            <text:p>2.02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4:.H4])" office:value-type="float" office:value="2.0425" calcext:value-type="float">
            <text:p>2.043</text:p>
          </table:table-cell>
          <table:table-cell/>
          <table:table-cell table:style-name="ce1" table:formula="of:=AVERAGE([.I2:.I100])" office:value-type="float" office:value="2.02627525252525" calcext:value-type="float">
            <text:p>2.026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5:.H5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6:.H6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table:formula="of:=AVERAGE([.A7:.H7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table:number-columns-repeated="4"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table:formula="of:=AVERAGE([.A8:.H8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9:.H9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table:formula="of:=AVERAGE([.A10:.H10])" office:value-type="float" office:value="1.9675" calcext:value-type="float">
            <text:p>1.968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11:.H11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12:.H12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4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13:.H13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number-columns-repeated="6" office:value-type="float" office:value="2.03" calcext:value-type="float">
            <text:p>2.03</text:p>
          </table:table-cell>
          <table:table-cell table:formula="of:=AVERAGE([.A14:.H14])" office:value-type="float" office:value="2.03" calcext:value-type="float">
            <text:p>2.03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15:.H15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formula="of:=AVERAGE([.A16:.H16])" office:value-type="float" office:value="2.01625" calcext:value-type="float">
            <text:p>2.01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17:.H17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table:formula="of:=AVERAGE([.A18:.H18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table:formula="of:=AVERAGE([.A19:.H19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20:.H20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.96" calcext:value-type="float">
            <text:p>1.96</text:p>
          </table:table-cell>
          <table:table-cell table:formula="of:=AVERAGE([.A21:.H21])" office:value-type="float" office:value="1.96" calcext:value-type="float">
            <text:p>1.96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.97" calcext:value-type="float">
            <text:p>1.97</text:p>
          </table:table-cell>
          <table:table-cell table:formula="of:=AVERAGE([.A22:.H22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23:.H23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5" office:value-type="float" office:value="2.04" calcext:value-type="float">
            <text:p>2.04</text:p>
          </table:table-cell>
          <table:table-cell table:formula="of:=AVERAGE([.A24:.H24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4"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table:formula="of:=AVERAGE([.A25:.H25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26:.H26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table:number-columns-repeated="6" office:value-type="float" office:value="2.03" calcext:value-type="float">
            <text:p>2.03</text:p>
          </table:table-cell>
          <table:table-cell table:formula="of:=AVERAGE([.A27:.H27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28:.H28])" office:value-type="float" office:value="2.10375" calcext:value-type="float">
            <text:p>2.1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formula="of:=AVERAGE([.A29:.H29])" office:value-type="float" office:value="2.015" calcext:value-type="float">
            <text:p>2.01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1.97" calcext:value-type="float">
            <text:p>1.97</text:p>
          </table:table-cell>
          <table:table-cell table:formula="of:=AVERAGE([.A30:.H30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31:.H31])" office:value-type="float" office:value="2.045" calcext:value-type="float">
            <text:p>2.045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table:number-columns-repeated="5" office:value-type="float" office:value="1.97" calcext:value-type="float">
            <text:p>1.97</text:p>
          </table:table-cell>
          <table:table-cell table:formula="of:=AVERAGE([.A32:.H32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33:.H33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4" calcext:value-type="float">
            <text:p>2.04</text:p>
          </table:table-cell>
          <table:table-cell table:formula="of:=AVERAGE([.A34:.H34])" office:value-type="float" office:value="2.04" calcext:value-type="float">
            <text:p>2.040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4" office:value-type="float" office:value="1.97" calcext:value-type="float">
            <text:p>1.97</text:p>
          </table:table-cell>
          <table:table-cell table:formula="of:=AVERAGE([.A35:.H35])" office:value-type="float" office:value="1.97" calcext:value-type="float">
            <text:p>1.97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36:.H36])" office:value-type="float" office:value="2.005" calcext:value-type="float">
            <text:p>2.00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37:.H37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38:.H38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39:.H39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40:.H40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4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formula="of:=AVERAGE([.A41:.H41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table:number-columns-repeated="3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42:.H42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43:.H43])" office:value-type="float" office:value="2.0325" calcext:value-type="float">
            <text:p>2.033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44:.H44])" office:value-type="float" office:value="2.10375" calcext:value-type="float">
            <text:p>2.10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45:.H45])" office:value-type="float" office:value="2.0375" calcext:value-type="float">
            <text:p>2.038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formula="of:=AVERAGE([.A46:.H46])" office:value-type="float" office:value="1.97625" calcext:value-type="float">
            <text:p>1.9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8" calcext:value-type="float">
            <text:p>1.98</text:p>
          </table:table-cell>
          <table:table-cell table:number-columns-repeated="6" office:value-type="float" office:value="1.97" calcext:value-type="float">
            <text:p>1.97</text:p>
          </table:table-cell>
          <table:table-cell table:formula="of:=AVERAGE([.A47:.H47])" office:value-type="float" office:value="1.9725" calcext:value-type="float">
            <text:p>1.973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AVERAGE([.A48:.H48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49:.H49])" office:value-type="float" office:value="2.04" calcext:value-type="float">
            <text:p>2.04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7" office:value-type="float" office:value="2.1" calcext:value-type="float">
            <text:p>2.1</text:p>
          </table:table-cell>
          <table:table-cell table:formula="of:=AVERAGE([.A50:.H50])" office:value-type="float" office:value="2.10125" calcext:value-type="float">
            <text:p>2.101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51:.H51])" office:value-type="float" office:value="2.03625" calcext:value-type="float">
            <text:p>2.03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52:.H52])" office:value-type="float" office:value="1.96625" calcext:value-type="float">
            <text:p>1.96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53:.H53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7" office:value-type="float" office:value="2.1" calcext:value-type="float">
            <text:p>2.1</text:p>
          </table:table-cell>
          <table:table-cell table:formula="of:=AVERAGE([.A54:.H54])" office:value-type="float" office:value="2.10125" calcext:value-type="float">
            <text:p>2.10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" calcext:value-type="float">
            <text:p>2.1</text:p>
          </table:table-cell>
          <table:table-cell table:formula="of:=AVERAGE([.A55:.H55])" office:value-type="float" office:value="2.1" calcext:value-type="float">
            <text:p>2.100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AVERAGE([.A56:.H56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57:.H57])" office:value-type="float" office:value="1.96875" calcext:value-type="float">
            <text:p>1.969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58:.H58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4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AVERAGE([.A59:.H59])" office:value-type="float" office:value="2.1025" calcext:value-type="float">
            <text:p>2.1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2.03" calcext:value-type="float">
            <text:p>2.03</text:p>
          </table:table-cell>
          <table:table-cell table:formula="of:=AVERAGE([.A60:.H60])" office:value-type="float" office:value="2.02875" calcext:value-type="float">
            <text:p>2.029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1.96" calcext:value-type="float">
            <text:p>1.96</text:p>
          </table:table-cell>
          <table:table-cell table:formula="of:=AVERAGE([.A61:.H61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62:.H62])" office:value-type="float" office:value="2.0375" calcext:value-type="float">
            <text:p>2.038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6" calcext:value-type="float">
            <text:p>1.96</text:p>
          </table:table-cell>
          <table:table-cell table:formula="of:=AVERAGE([.A63:.H63])" office:value-type="float" office:value="1.96125" calcext:value-type="float">
            <text:p>1.961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64:.H64])" office:value-type="float" office:value="2.02875" calcext:value-type="float">
            <text:p>2.029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4"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AVERAGE([.A65:.H65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7" calcext:value-type="float">
            <text:p>1.97</text:p>
          </table:table-cell>
          <table:table-cell table:formula="of:=AVERAGE([.A66:.H66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67:.H67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68:.H68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5" office:value-type="float" office:value="2.1" calcext:value-type="float">
            <text:p>2.1</text:p>
          </table:table-cell>
          <table:table-cell table:formula="of:=AVERAGE([.A69:.H69])" office:value-type="float" office:value="2.10125" calcext:value-type="float">
            <text:p>2.1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2.03" calcext:value-type="float">
            <text:p>2.03</text:p>
          </table:table-cell>
          <table:table-cell table:formula="of:=AVERAGE([.A70:.H70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formula="of:=AVERAGE([.A71:.H71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72:.H72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73:.H73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table:formula="of:=AVERAGE([.A74:.H74])" office:value-type="float" office:value="2.0275" calcext:value-type="float">
            <text:p>2.0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98" calcext:value-type="float">
            <text:p>1.98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formula="of:=AVERAGE([.A75:.H75])" office:value-type="float" office:value="1.9725" calcext:value-type="float">
            <text:p>1.97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2" calcext:value-type="float">
            <text:p>2.02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table:formula="of:=AVERAGE([.A76:.H76])" office:value-type="float" office:value="2.03125" calcext:value-type="float">
            <text:p>2.03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" calcext:value-type="float">
            <text:p>2.1</text:p>
          </table:table-cell>
          <table:table-cell table:formula="of:=AVERAGE([.A77:.H77])" office:value-type="float" office:value="2.1" calcext:value-type="float">
            <text:p>2.10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78:.H78])" office:value-type="float" office:value="2.105" calcext:value-type="float">
            <text:p>2.10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table:formula="of:=AVERAGE([.A79:.H79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80:.H80])" office:value-type="float" office:value="2.10125" calcext:value-type="float">
            <text:p>2.10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8" calcext:value-type="float">
            <text:p>1.98</text:p>
          </table:table-cell>
          <table:table-cell table:formula="of:=AVERAGE([.A81:.H81])" office:value-type="float" office:value="1.98125" calcext:value-type="float">
            <text:p>1.9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formula="of:=AVERAGE([.A82:.H82])" office:value-type="float" office:value="1.965" calcext:value-type="float">
            <text:p>1.9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formula="of:=AVERAGE([.A83:.H83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1" calcext:value-type="float">
            <text:p>2.01</text:p>
          </table:table-cell>
          <table:table-cell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84:.H84])" office:value-type="float" office:value="2.03375" calcext:value-type="float">
            <text:p>2.03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table:formula="of:=AVERAGE([.A85:.H85])" office:value-type="float" office:value="2.10375" calcext:value-type="float">
            <text:p>2.10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2.04" calcext:value-type="float">
            <text:p>2.04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86:.H86])" office:value-type="float" office:value="2.04375" calcext:value-type="float">
            <text:p>2.044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table:formula="of:=AVERAGE([.A87:.H87])" office:value-type="float" office:value="2.105" calcext:value-type="float">
            <text:p>2.10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table:formula="of:=AVERAGE([.A88:.H88])" office:value-type="float" office:value="2.10375" calcext:value-type="float">
            <text:p>2.104</text:p>
          </table:table-cell>
          <table:table-cell table:number-columns-repeated="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table:number-columns-repeated="5" office:value-type="float" office:value="2.03" calcext:value-type="float">
            <text:p>2.03</text:p>
          </table:table-cell>
          <table:table-cell table:formula="of:=AVERAGE([.A89:.H89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table:formula="of:=AVERAGE([.A90:.H90])" office:value-type="float" office:value="1.96375" calcext:value-type="float">
            <text:p>1.9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table:number-columns-repeated="3" office:value-type="float" office:value="2.03" calcext:value-type="float">
            <text:p>2.03</text:p>
          </table:table-cell>
          <table:table-cell table:number-columns-repeated="3" office:value-type="float" office:value="2.04" calcext:value-type="float">
            <text:p>2.04</text:p>
          </table:table-cell>
          <table:table-cell table:formula="of:=AVERAGE([.A91:.H91])" office:value-type="float" office:value="2.03875" calcext:value-type="float">
            <text:p>2.039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table:formula="of:=AVERAGE([.A92:.H92])" office:value-type="float" office:value="2.1025" calcext:value-type="float">
            <text:p>2.10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2" calcext:value-type="float">
            <text:p>2.02</text:p>
          </table:table-cell>
          <table:table-cell table:formula="of:=AVERAGE([.A93:.H93])" office:value-type="float" office:value="2.0325" calcext:value-type="float">
            <text:p>2.033</text:p>
          </table:table-cell>
          <table:table-cell table:number-columns-repeated="9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5" office:value-type="float" office:value="2.03" calcext:value-type="float">
            <text:p>2.03</text:p>
          </table:table-cell>
          <table:table-cell table:formula="of:=AVERAGE([.A94:.H94])" office:value-type="float" office:value="2.0325" calcext:value-type="float">
            <text:p>2.03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" calcext:value-type="float">
            <text:p>2.1</text:p>
          </table:table-cell>
          <table:table-cell table:formula="of:=AVERAGE([.A95:.H95])" office:value-type="float" office:value="2.1" calcext:value-type="float">
            <text:p>2.1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table:formula="of:=AVERAGE([.A96:.H96])" office:value-type="float" office:value="2.035" calcext:value-type="float">
            <text:p>2.035</text:p>
          </table:table-cell>
          <table:table-cell table:number-columns-repeated="9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number-columns-repeated="6" office:value-type="float" office:value="2.02" calcext:value-type="float">
            <text:p>2.02</text:p>
          </table:table-cell>
          <table:table-cell office:value-type="float" office:value="2.03" calcext:value-type="float">
            <text:p>2.03</text:p>
          </table:table-cell>
          <table:table-cell table:formula="of:=AVERAGE([.A97:.H97])" office:value-type="float" office:value="2.02" calcext:value-type="float">
            <text:p>2.020</text:p>
          </table:table-cell>
          <table:table-cell table:number-columns-repeated="9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office:value-type="float" office:value="1.97" calcext:value-type="float">
            <text:p>1.97</text:p>
          </table:table-cell>
          <table:table-cell table:formula="of:=AVERAGE([.A98:.H98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7" calcext:value-type="float">
            <text:p>1.97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table:formula="of:=AVERAGE([.A99:.H99])" office:value-type="float" office:value="1.9625" calcext:value-type="float">
            <text:p>1.96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table:number-columns-repeated="3" office:value-type="float" office:value="2.03" calcext:value-type="float">
            <text:p>2.03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AVERAGE([.A100:.H100])" office:value-type="float" office:value="2.0575" calcext:value-type="float">
            <text:p>2.05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table:number-columns-repeated="2" office:value-type="float" office:value="2.02" calcext:value-type="float">
            <text:p>2.02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table:formula="of:=AVERAGE([.A101:.H101])" office:value-type="float" office:value="2.03375" calcext:value-type="float">
            <text:p>2.034</text:p>
          </table:table-cell>
          <table:table-cell table:number-columns-repeated="9"/>
        </table:table-row>
      </table:table>
      <table:table table:name="thread-freqs-1-0-plano" table:style-name="ta1">
        <table:shapes>
          <draw:frame draw:z-index="0" draw:style-name="gr1" draw:text-style-name="P1" svg:width="231.4mm" svg:height="90mm" svg:x="122.18mm" svg:y="36.13mm">
            <loext:p/>
            <draw:object draw:notify-on-update-of-ranges="'thread-freqs-1-0-plano'.I1:'thread-freqs-1-0-plano'.I1 'thread-freqs-1-0-plano'.I2:'thread-freqs-1-0-plano'.I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Apaga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table:number-columns-repeated="4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table:formula="of:=AVERAGE([.A2:.H2])" office:value-type="float" office:value="2.0625" calcext:value-type="float">
            <text:p>2.063</text:p>
          </table:table-cell>
          <table:table-cell/>
          <table:table-cell table:formula="of:=MEDIAN([.A2:.A100])" office:value-type="float" office:value="2.2" calcext:value-type="float">
            <text:p>2.2</text:p>
          </table:table-cell>
          <table:table-cell table:formula="of:=MEDIAN([.B2:.B100])" office:value-type="float" office:value="2.2" calcext:value-type="float">
            <text:p>2.2</text:p>
          </table:table-cell>
          <table:table-cell table:formula="of:=MEDIAN([.C2:.C100])" office:value-type="float" office:value="2.2" calcext:value-type="float">
            <text:p>2.2</text:p>
          </table:table-cell>
          <table:table-cell table:formula="of:=MEDIAN([.D2:.D100])" office:value-type="float" office:value="2.2" calcext:value-type="float">
            <text:p>2.2</text:p>
          </table:table-cell>
          <table:table-cell table:formula="of:=MEDIAN([.E2:.E100])" office:value-type="float" office:value="2.2" calcext:value-type="float">
            <text:p>2.2</text:p>
          </table:table-cell>
          <table:table-cell table:formula="of:=MEDIAN([.F2:.F100])" office:value-type="float" office:value="2.2" calcext:value-type="float">
            <text:p>2.2</text:p>
          </table:table-cell>
          <table:table-cell table:formula="of:=MEDIAN([.G2:.G100])" office:value-type="float" office:value="2.2" calcext:value-type="float">
            <text:p>2.2</text:p>
          </table:table-cell>
          <table:table-cell table:formula="of:=MEDIAN([.H2:.H100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3:.H3])" office:value-type="float" office:value="2.1225" calcext:value-type="float">
            <text:p>2.12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4:.H4])" office:value-type="float" office:value="2.1975" calcext:value-type="float">
            <text:p>2.198</text:p>
          </table:table-cell>
          <table:table-cell/>
          <table:table-cell table:style-name="ce1" table:formula="of:=AVERAGE([.I2:.I100])" office:value-type="float" office:value="2.18669191919192" calcext:value-type="float">
            <text:p>2.18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5:.H5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6:.H6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7:.H7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8:.H8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number-columns-repeated="4"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9:.H9])" office:value-type="float" office:value="2.2325" calcext:value-type="float">
            <text:p>2.2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10:.H10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1:.H1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26" calcext:value-type="float">
            <text:p>2.26</text:p>
          </table:table-cell>
          <table:table-cell office:value-type="float" office:value="2.23" calcext:value-type="float">
            <text:p>2.23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table:formula="of:=AVERAGE([.A12:.H12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13:.H13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table:number-columns-repeated="6" office:value-type="float" office:value="2.24" calcext:value-type="float">
            <text:p>2.24</text:p>
          </table:table-cell>
          <table:table-cell table:formula="of:=AVERAGE([.A14:.H14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table:formula="of:=AVERAGE([.A15:.H15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16:.H16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table:formula="of:=AVERAGE([.A17:.H17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4" calcext:value-type="float">
            <text:p>2.24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18:.H18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19:.H19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3" office:value-type="float" office:value="2.23" calcext:value-type="float">
            <text:p>2.23</text:p>
          </table:table-cell>
          <table:table-cell table:number-columns-repeated="4" office:value-type="float" office:value="2.24" calcext:value-type="float">
            <text:p>2.24</text:p>
          </table:table-cell>
          <table:table-cell table:formula="of:=AVERAGE([.A20:.H20])" office:value-type="float" office:value="2.23625" calcext:value-type="float">
            <text:p>2.236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21:.H21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2.19" calcext:value-type="float">
            <text:p>2.19</text:p>
          </table:table-cell>
          <table:table-cell table:formula="of:=AVERAGE([.A22:.H22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23:.H23])" office:value-type="float" office:value="2.05375" calcext:value-type="float">
            <text:p>2.05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24:.H2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6" calcext:value-type="float">
            <text:p>2.26</text:p>
          </table:table-cell>
          <table:table-cell table:formula="of:=AVERAGE([.A25:.H25])" office:value-type="float" office:value="2.2475" calcext:value-type="float">
            <text:p>2.24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26:.H26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3"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formula="of:=AVERAGE([.A27:.H27])" office:value-type="float" office:value="2.06125" calcext:value-type="float">
            <text:p>2.06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28:.H2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29:.H29])" office:value-type="float" office:value="2.245" calcext:value-type="float">
            <text:p>2.245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formula="of:=AVERAGE([.A30:.H30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1:.H3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32:.H32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8" calcext:value-type="float">
            <text:p>2.18</text:p>
          </table:table-cell>
          <table:table-cell table:formula="of:=AVERAGE([.A33:.H33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4:.H3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table:number-columns-repeated="3"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table:formula="of:=AVERAGE([.A35:.H35])" office:value-type="float" office:value="2.0725" calcext:value-type="float">
            <text:p>2.07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12" calcext:value-type="float">
            <text:p>2.12</text:p>
          </table:table-cell>
          <table:table-cell office:value-type="float" office:value="2.14" calcext:value-type="float">
            <text:p>2.14</text:p>
          </table:table-cell>
          <table:table-cell table:formula="of:=AVERAGE([.A36:.H36])" office:value-type="float" office:value="2.1325" calcext:value-type="float">
            <text:p>2.133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2.29" calcext:value-type="float">
            <text:p>2.29</text:p>
          </table:table-cell>
          <table:table-cell table:formula="of:=AVERAGE([.A37:.H37])" office:value-type="float" office:value="2.26" calcext:value-type="float">
            <text:p>2.26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8:.H3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5" calcext:value-type="float">
            <text:p>2.25</text:p>
          </table:table-cell>
          <table:table-cell table:number-columns-repeated="3"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39:.H39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7" calcext:value-type="float">
            <text:p>2.27</text:p>
          </table:table-cell>
          <table:table-cell table:formula="of:=AVERAGE([.A40:.H40])" office:value-type="float" office:value="2.26125" calcext:value-type="float">
            <text:p>2.26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1:.H4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number-columns-repeated="5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42:.H42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3:.H4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4:.H4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table:formula="of:=AVERAGE([.A45:.H45])" office:value-type="float" office:value="2.07125" calcext:value-type="float">
            <text:p>2.07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12" calcext:value-type="float">
            <text:p>2.12</text:p>
          </table:table-cell>
          <table:table-cell table:formula="of:=AVERAGE([.A46:.H46])" office:value-type="float" office:value="2.12875" calcext:value-type="float">
            <text:p>2.12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7:.H4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formula="of:=AVERAGE([.A48:.H48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49:.H49])" office:value-type="float" office:value="2.2475" calcext:value-type="float">
            <text:p>2.248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50:.H50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51:.H51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AVERAGE([.A52:.H52])" office:value-type="float" office:value="2.165" calcext:value-type="float">
            <text:p>2.16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3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53:.H53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4:.H5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55:.H55])" office:value-type="float" office:value="2.2375" calcext:value-type="float">
            <text:p>2.238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.28" calcext:value-type="float">
            <text:p>2.28</text:p>
          </table:table-cell>
          <table:table-cell office:value-type="float" office:value="2.26" calcext:value-type="float">
            <text:p>2.26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56:.H56])" office:value-type="float" office:value="2.255" calcext:value-type="float">
            <text:p>2.255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57:.H57])" office:value-type="float" office:value="2.17875" calcext:value-type="float">
            <text:p>2.17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table:number-columns-repeated="5"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table:formula="of:=AVERAGE([.A58:.H58])" office:value-type="float" office:value="2.235" calcext:value-type="float">
            <text:p>2.235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5" calcext:value-type="float">
            <text:p>2.05</text:p>
          </table:table-cell>
          <table:table-cell table:number-columns-repeated="2"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59:.H59])" office:value-type="float" office:value="2.0475" calcext:value-type="float">
            <text:p>2.048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table:number-columns-repeated="4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60:.H60])" office:value-type="float" office:value="2.0925" calcext:value-type="float">
            <text:p>2.09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1:.H6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2:.H62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formula="of:=AVERAGE([.A63:.H63])" office:value-type="float" office:value="2.05375" calcext:value-type="float">
            <text:p>2.05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64:.H64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table:formula="of:=AVERAGE([.A65:.H65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66:.H66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5" calcext:value-type="float">
            <text:p>2.25</text:p>
          </table:table-cell>
          <table:table-cell office:value-type="float" office:value="2.21" calcext:value-type="float">
            <text:p>2.21</text:p>
          </table:table-cell>
          <table:table-cell table:formula="of:=AVERAGE([.A67:.H67])" office:value-type="float" office:value="2.245" calcext:value-type="float">
            <text:p>2.24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table:number-columns-repeated="5" office:value-type="float" office:value="2.19" calcext:value-type="float">
            <text:p>2.19</text:p>
          </table:table-cell>
          <table:table-cell table:formula="of:=AVERAGE([.A68:.H68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69:.H69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table:number-columns-repeated="5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70:.H70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1:.H7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2:.H72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73:.H73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74:.H74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5:.H75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76:.H76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table:formula="of:=AVERAGE([.A77:.H7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2" calcext:value-type="float">
            <text:p>2.22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78:.H78])" office:value-type="float" office:value="2.21875" calcext:value-type="float">
            <text:p>2.219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5" office:value-type="float" office:value="2.06" calcext:value-type="float">
            <text:p>2.06</text:p>
          </table:table-cell>
          <table:table-cell table:formula="of:=AVERAGE([.A79:.H79])" office:value-type="float" office:value="2.0575" calcext:value-type="float">
            <text:p>2.058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80:.H80])" office:value-type="float" office:value="2.12375" calcext:value-type="float">
            <text:p>2.1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formula="of:=AVERAGE([.A81:.H81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82:.H82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83:.H83])" office:value-type="float" office:value="2.0575" calcext:value-type="float">
            <text:p>2.058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formula="of:=AVERAGE([.A84:.H84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table:number-columns-repeated="4"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table:formula="of:=AVERAGE([.A85:.H85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6:.H8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formula="of:=AVERAGE([.A87:.H87])" office:value-type="float" office:value="2.06" calcext:value-type="float">
            <text:p>2.06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6" calcext:value-type="float">
            <text:p>2.16</text:p>
          </table:table-cell>
          <table:table-cell table:formula="of:=AVERAGE([.A88:.H88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table:number-columns-repeated="6" office:value-type="float" office:value="2.23" calcext:value-type="float">
            <text:p>2.23</text:p>
          </table:table-cell>
          <table:table-cell table:formula="of:=AVERAGE([.A89:.H89])" office:value-type="float" office:value="2.235" calcext:value-type="float">
            <text:p>2.23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90:.H9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91:.H91])" office:value-type="float" office:value="2.2125" calcext:value-type="float">
            <text:p>2.213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formula="of:=AVERAGE([.A92:.H92])" office:value-type="float" office:value="2.05125" calcext:value-type="float">
            <text:p>2.051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3:.H93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94:.H9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95:.H95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2.29" calcext:value-type="float">
            <text:p>2.29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table:formula="of:=AVERAGE([.A96:.H96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97:.H97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98:.H98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99:.H9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100:.H100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101:.H101])" office:value-type="float" office:value="2.2425" calcext:value-type="float">
            <text:p>2.243</text:p>
          </table:table-cell>
          <table:table-cell table:number-columns-repeated="9"/>
        </table:table-row>
      </table:table>
      <table:table table:name="thread-freqs-1-1-plano" table:style-name="ta1">
        <table:shapes>
          <draw:frame draw:z-index="0" draw:style-name="gr1" draw:text-style-name="P1" svg:width="231.4mm" svg:height="90mm" svg:x="122.18mm" svg:y="36.13mm">
            <loext:p/>
            <draw:object draw:notify-on-update-of-ranges="'thread-freqs-1-1-plano'.I1:'thread-freqs-1-1-plano'.I1 'thread-freqs-1-1-plano'.I2:'thread-freqs-1-1-plano'.I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 (Encendido/Encendido)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2:.H2])" office:value-type="float" office:value="2.1925" calcext:value-type="float">
            <text:p>2.193</text:p>
          </table:table-cell>
          <table:table-cell/>
          <table:table-cell table:formula="of:=MEDIAN([.A2:.A100])" office:value-type="float" office:value="2.2" calcext:value-type="float">
            <text:p>2.2</text:p>
          </table:table-cell>
          <table:table-cell table:formula="of:=MEDIAN([.B2:.B100])" office:value-type="float" office:value="2.2" calcext:value-type="float">
            <text:p>2.2</text:p>
          </table:table-cell>
          <table:table-cell table:formula="of:=MEDIAN([.C2:.C100])" office:value-type="float" office:value="2.2" calcext:value-type="float">
            <text:p>2.2</text:p>
          </table:table-cell>
          <table:table-cell table:formula="of:=MEDIAN([.D2:.D100])" office:value-type="float" office:value="2.2" calcext:value-type="float">
            <text:p>2.2</text:p>
          </table:table-cell>
          <table:table-cell table:formula="of:=MEDIAN([.E2:.E100])" office:value-type="float" office:value="2.2" calcext:value-type="float">
            <text:p>2.2</text:p>
          </table:table-cell>
          <table:table-cell table:formula="of:=MEDIAN([.F2:.F100])" office:value-type="float" office:value="2.2" calcext:value-type="float">
            <text:p>2.2</text:p>
          </table:table-cell>
          <table:table-cell table:formula="of:=MEDIAN([.G2:.G100])" office:value-type="float" office:value="2.2" calcext:value-type="float">
            <text:p>2.2</text:p>
          </table:table-cell>
          <table:table-cell table:formula="of:=MEDIAN([.H2:.H100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3:.H3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table:formula="of:=AVERAGE([.A4:.H4])" office:value-type="float" office:value="2.11125" calcext:value-type="float">
            <text:p>2.111</text:p>
          </table:table-cell>
          <table:table-cell/>
          <table:table-cell table:style-name="ce1" table:formula="of:=AVERAGE([.I2:.I100])" office:value-type="float" office:value="2.18400252525253" calcext:value-type="float">
            <text:p>2.184</text:p>
          </table:table-cell>
          <table:table-cell table:number-columns-repeated="7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5:.H5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6:.H6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7:.H7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table:formula="of:=AVERAGE([.A8:.H8])" office:value-type="float" office:value="2.18625" calcext:value-type="float">
            <text:p>2.1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9:.H9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0:.H10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1:.H1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12:.H12])" office:value-type="float" office:value="2.12375" calcext:value-type="float">
            <text:p>2.12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13:.H13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14:.H14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15:.H15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16:.H16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17:.H17])" office:value-type="float" office:value="2.20125" calcext:value-type="float">
            <text:p>2.2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table:number-columns-repeated="4"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18:.H18])" office:value-type="float" office:value="2.235" calcext:value-type="float">
            <text:p>2.235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19:.H19])" office:value-type="float" office:value="2.055" calcext:value-type="float">
            <text:p>2.05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20:.H20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21:.H21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22:.H22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table:formula="of:=AVERAGE([.A23:.H23])" office:value-type="float" office:value="2.06" calcext:value-type="float">
            <text:p>2.06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24:.H24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table:formula="of:=AVERAGE([.A25:.H25])" office:value-type="float" office:value="2.18125" calcext:value-type="float">
            <text:p>2.1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26:.H26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office:value-type="float" office:value="2.22" calcext:value-type="float">
            <text:p>2.22</text:p>
          </table:table-cell>
          <table:table-cell office:value-type="float" office:value="2.29" calcext:value-type="float">
            <text:p>2.29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table:formula="of:=AVERAGE([.A27:.H27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9" calcext:value-type="float">
            <text:p>2.19</text:p>
          </table:table-cell>
          <table:table-cell table:number-columns-repeated="4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28:.H28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29:.H29])" office:value-type="float" office:value="2.11625" calcext:value-type="float">
            <text:p>2.11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0:.H3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31:.H31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7" office:value-type="float" office:value="2.19" calcext:value-type="float">
            <text:p>2.19</text:p>
          </table:table-cell>
          <table:table-cell table:formula="of:=AVERAGE([.A32:.H32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3:.H3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table:formula="of:=AVERAGE([.A34:.H34])" office:value-type="float" office:value="2.07" calcext:value-type="float">
            <text:p>2.070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4" office:value-type="float" office:value="2.12" calcext:value-type="float">
            <text:p>2.12</text:p>
          </table:table-cell>
          <table:table-cell table:formula="of:=AVERAGE([.A35:.H35])" office:value-type="float" office:value="2.1225" calcext:value-type="float">
            <text:p>2.123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36:.H36])" office:value-type="float" office:value="2.125" calcext:value-type="float">
            <text:p>2.12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37:.H3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formula="of:=AVERAGE([.A38:.H38])" office:value-type="float" office:value="2.24875" calcext:value-type="float">
            <text:p>2.249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39:.H39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40:.H40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41:.H41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42:.H42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43:.H43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44:.H4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45:.H45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6" office:value-type="float" office:value="2.19" calcext:value-type="float">
            <text:p>2.19</text:p>
          </table:table-cell>
          <table:table-cell table:formula="of:=AVERAGE([.A46:.H46])" office:value-type="float" office:value="2.1925" calcext:value-type="float">
            <text:p>2.19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4" office:value-type="float" office:value="2.06" calcext:value-type="float">
            <text:p>2.06</text:p>
          </table:table-cell>
          <table:table-cell table:formula="of:=AVERAGE([.A47:.H47])" office:value-type="float" office:value="2.06375" calcext:value-type="float">
            <text:p>2.06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48:.H48])" office:value-type="float" office:value="2.135" calcext:value-type="float">
            <text:p>2.135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table:formula="of:=AVERAGE([.A49:.H49])" office:value-type="float" office:value="2.24875" calcext:value-type="float">
            <text:p>2.2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50:.H50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  <table:table-cell table:formula="of:=AVERAGE([.A51:.H51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9" calcext:value-type="float">
            <text:p>2.29</text:p>
          </table:table-cell>
          <table:table-cell table:formula="of:=AVERAGE([.A52:.H52])" office:value-type="float" office:value="2.26" calcext:value-type="float">
            <text:p>2.26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53:.H53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2" office:value-type="float" office:value="2.23" calcext:value-type="float">
            <text:p>2.23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54:.H54])" office:value-type="float" office:value="2.2375" calcext:value-type="float">
            <text:p>2.238</text:p>
          </table:table-cell>
          <table:table-cell table:number-columns-repeated="9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9" calcext:value-type="float">
            <text:p>2.29</text:p>
          </table:table-cell>
          <table:table-cell table:number-columns-repeated="5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55:.H55])" office:value-type="float" office:value="2.2525" calcext:value-type="float">
            <text:p>2.25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6:.H5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06" calcext:value-type="float">
            <text:p>2.06</text:p>
          </table:table-cell>
          <table:table-cell table:formula="of:=AVERAGE([.A57:.H57])" office:value-type="float" office:value="2.06" calcext:value-type="float">
            <text:p>2.06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8:.H5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table:formula="of:=AVERAGE([.A59:.H59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table:formula="of:=AVERAGE([.A60:.H60])" office:value-type="float" office:value="2.24125" calcext:value-type="float">
            <text:p>2.241</text:p>
          </table:table-cell>
          <table:table-cell table:number-columns-repeated="9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1" calcext:value-type="float">
            <text:p>2.1</text:p>
          </table:table-cell>
          <table:table-cell table:formula="of:=AVERAGE([.A61:.H61])" office:value-type="float" office:value="2.15625" calcext:value-type="float">
            <text:p>2.156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2" calcext:value-type="float">
            <text:p>2.12</text:p>
          </table:table-cell>
          <table:table-cell table:number-columns-repeated="3" office:value-type="float" office:value="2.13" calcext:value-type="float">
            <text:p>2.13</text:p>
          </table:table-cell>
          <table:table-cell table:formula="of:=AVERAGE([.A62:.H62])" office:value-type="float" office:value="2.12375" calcext:value-type="float">
            <text:p>2.12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3:.H6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table:formula="of:=AVERAGE([.A64:.H64])" office:value-type="float" office:value="2.25375" calcext:value-type="float">
            <text:p>2.254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2" office:value-type="float" office:value="2.26" calcext:value-type="float">
            <text:p>2.26</text:p>
          </table:table-cell>
          <table:table-cell table:formula="of:=AVERAGE([.A65:.H65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66:.H66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number-columns-repeated="4"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table:formula="of:=AVERAGE([.A67:.H67])" office:value-type="float" office:value="2.24875" calcext:value-type="float">
            <text:p>2.249</text:p>
          </table:table-cell>
          <table:table-cell table:number-columns-repeated="9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27" calcext:value-type="float">
            <text:p>2.27</text:p>
          </table:table-cell>
          <table:table-cell office:value-type="float" office:value="2.24" calcext:value-type="float">
            <text:p>2.24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68:.H68])" office:value-type="float" office:value="2.25625" calcext:value-type="float">
            <text:p>2.25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9:.H6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4" calcext:value-type="float">
            <text:p>2.24</text:p>
          </table:table-cell>
          <table:table-cell table:formula="of:=AVERAGE([.A70:.H70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7" calcext:value-type="float">
            <text:p>2.07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table:formula="of:=AVERAGE([.A71:.H71])" office:value-type="float" office:value="2.04875" calcext:value-type="float">
            <text:p>2.04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72:.H72])" office:value-type="float" office:value="2.11875" calcext:value-type="float">
            <text:p>2.119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3:.H7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74:.H74])" office:value-type="float" office:value="2.21875" calcext:value-type="float">
            <text:p>2.21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2" calcext:value-type="float">
            <text:p>2.22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75:.H75])" office:value-type="float" office:value="2.2425" calcext:value-type="float">
            <text:p>2.24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6:.H7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AVERAGE([.A77:.H77])" office:value-type="float" office:value="2.24875" calcext:value-type="float">
            <text:p>2.24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78:.H78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6" calcext:value-type="float">
            <text:p>2.16</text:p>
          </table:table-cell>
          <table:table-cell table:formula="of:=AVERAGE([.A79:.H79])" office:value-type="float" office:value="2.195" calcext:value-type="float">
            <text:p>2.19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06" calcext:value-type="float">
            <text:p>2.06</text:p>
          </table:table-cell>
          <table:table-cell table:formula="of:=AVERAGE([.A80:.H80])" office:value-type="float" office:value="2.0625" calcext:value-type="float">
            <text:p>2.06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1:.H81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82:.H82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3:.H8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office:value-type="float" office:value="2.2" calcext:value-type="float">
            <text:p>2.2</text:p>
          </table:table-cell>
          <table:table-cell table:formula="of:=AVERAGE([.A84:.H84])" office:value-type="float" office:value="2.20125" calcext:value-type="float">
            <text:p>2.20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number-columns-repeated="4"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table:formula="of:=AVERAGE([.A85:.H85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formula="of:=AVERAGE([.A86:.H86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87:.H87])" office:value-type="float" office:value="2.2125" calcext:value-type="float">
            <text:p>2.213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3" office:value-type="float" office:value="2.24" calcext:value-type="float">
            <text:p>2.24</text:p>
          </table:table-cell>
          <table:table-cell table:formula="of:=AVERAGE([.A88:.H88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89:.H89])" office:value-type="float" office:value="2.1875" calcext:value-type="float">
            <text:p>2.18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90:.H90])" office:value-type="float" office:value="2.23875" calcext:value-type="float">
            <text:p>2.23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52" calcext:value-type="float">
            <text:p>2.52</text:p>
          </table:table-cell>
          <table:table-cell office:value-type="float" office:value="2.49" calcext:value-type="float">
            <text:p>2.49</text:p>
          </table:table-cell>
          <table:table-cell office:value-type="float" office:value="2.36" calcext:value-type="float">
            <text:p>2.36</text:p>
          </table:table-cell>
          <table:table-cell table:formula="of:=AVERAGE([.A91:.H91])" office:value-type="float" office:value="2.34625" calcext:value-type="float">
            <text:p>2.3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6" calcext:value-type="float">
            <text:p>2.16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92:.H92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.27" calcext:value-type="float">
            <text:p>2.27</text:p>
          </table:table-cell>
          <table:table-cell office:value-type="float" office:value="2.26" calcext:value-type="float">
            <text:p>2.26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table:formula="of:=AVERAGE([.A93:.H93])" office:value-type="float" office:value="2.25" calcext:value-type="float">
            <text:p>2.25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94:.H94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5:.H95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formula="of:=AVERAGE([.A96:.H96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97:.H97])" office:value-type="float" office:value="2.19125" calcext:value-type="float">
            <text:p>2.191</text:p>
          </table:table-cell>
          <table:table-cell table:number-columns-repeated="9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6" calcext:value-type="float">
            <text:p>2.26</text:p>
          </table:table-cell>
          <table:table-cell table:formula="of:=AVERAGE([.A98:.H98])" office:value-type="float" office:value="2.24875" calcext:value-type="float">
            <text:p>2.249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6" calcext:value-type="float">
            <text:p>2.16</text:p>
          </table:table-cell>
          <table:table-cell table:formula="of:=AVERAGE([.A99:.H99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9" calcext:value-type="float">
            <text:p>2.29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formula="of:=AVERAGE([.A100:.H100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4" calcext:value-type="float">
            <text:p>2.24</text:p>
          </table:table-cell>
          <table:table-cell office:value-type="float" office:value="2.29" calcext:value-type="float">
            <text:p>2.29</text:p>
          </table:table-cell>
          <table:table-cell office:value-type="float" office:value="2.25" calcext:value-type="float">
            <text:p>2.25</text:p>
          </table:table-cell>
          <table:table-cell table:formula="of:=AVERAGE([.A101:.H101])" office:value-type="float" office:value="2.24875" calcext:value-type="float">
            <text:p>2.24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7:52.797377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8:00.698991722</meta:creation-date>
    <meta:document-statistic meta:table-count="4" meta:cell-count="37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7.22cm" svg:y="4.201cm" style:legend-expansion="high" chart:style-name="ch3"/>
        <chart:plot-area chart:style-name="ch4" table:cell-range-address="'thread-freqs-0-0-plano'.I1:'thread-freqs-0-0-plano'.I100" chart:data-source-has-labels="row" svg:x="1.473cm" svg:y="1.275cm" svg:width="15.285cm" svg:height="6.565cm">
          <chartooo:coordinate-region svg:x="2.571cm" svg:y="1.475cm" svg:width="14.187cm" svg:height="5.573cm"/>
          <chart:axis chart:dimension="x" chart:name="primary-x" chart:style-name="ch5">
            <chart:title svg:x="7.232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0-0-plano'.I2:'thread-freqs-0-0-plano'.I100" chart:label-cell-address="'thread-freqs-0-0-plano'.I1:'thread-freqs-0-0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Apagado)</text:p>
                <draw:g>
                  <svg:desc>'thread-freqs-0-0-plano'.I1:'thread-freqs-0-0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25">
                <text:p>2.1825</text:p>
                <draw:g>
                  <svg:desc>'thread-freqs-0-0-plano'.I2:'thread-freqs-0-0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7875">
                <text:p>2.17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6625">
                <text:p>2.06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625">
                <text:p>2.0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7125">
                <text:p>1.97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0875">
                <text:p>2.1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25">
                <text:p>2.1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7375">
                <text:p>1.97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25">
                <text:p>2.04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975">
                <text:p>2.0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875">
                <text:p>1.95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775">
                <text:p>1.9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2625">
                <text:p>2.02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2625">
                <text:p>2.02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7125">
                <text:p>1.97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575">
                <text:p>1.9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4625">
                <text:p>2.04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225">
                <text:p>2.0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575">
                <text:p>1.9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575">
                <text:p>1.9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125">
                <text:p>2.0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955cm" svg:y="4.201cm" style:legend-expansion="high" chart:style-name="ch3"/>
        <chart:plot-area chart:style-name="ch4" table:cell-range-address="'thread-freqs-0-1-plano'.I1:'thread-freqs-0-1-plano'.I100" chart:data-source-has-labels="row" svg:x="1.473cm" svg:y="1.275cm" svg:width="15.02cm" svg:height="6.565cm">
          <chartooo:coordinate-region svg:x="2.571cm" svg:y="1.475cm" svg:width="13.922cm" svg:height="5.573cm"/>
          <chart:axis chart:dimension="x" chart:name="primary-x" chart:style-name="ch5">
            <chart:title svg:x="7.1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0-1-plano'.I2:'thread-freqs-0-1-plano'.I100" chart:label-cell-address="'thread-freqs-0-1-plano'.I1:'thread-freqs-0-1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Apagado/Encendido)</text:p>
                <draw:g>
                  <svg:desc>'thread-freqs-0-1-plano'.I1:'thread-freqs-0-1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6125">
                <text:p>1.96125</text:p>
                <draw:g>
                  <svg:desc>'thread-freqs-0-1-plano'.I2:'thread-freqs-0-1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125">
                <text:p>2.02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25">
                <text:p>2.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75">
                <text:p>1.9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1625">
                <text:p>2.0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05">
                <text:p>2.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375">
                <text:p>2.0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7625">
                <text:p>1.97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725">
                <text:p>1.9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0125">
                <text:p>2.10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6625">
                <text:p>1.96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0125">
                <text:p>2.10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875">
                <text:p>1.9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025">
                <text:p>2.1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2875">
                <text:p>2.02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75">
                <text:p>2.0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2875">
                <text:p>2.02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0125">
                <text:p>2.10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75">
                <text:p>2.0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725">
                <text:p>1.9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0125">
                <text:p>2.1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8125">
                <text:p>1.9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375">
                <text:p>2.03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4375">
                <text:p>2.0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375">
                <text:p>1.96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3875">
                <text:p>2.03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025">
                <text:p>2.1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35">
                <text:p>2.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625">
                <text:p>1.9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575">
                <text:p>2.0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955cm" svg:y="4.201cm" style:legend-expansion="high" chart:style-name="ch3"/>
        <chart:plot-area chart:style-name="ch4" table:cell-range-address="'thread-freqs-1-0-plano'.I1:'thread-freqs-1-0-plano'.I100" chart:data-source-has-labels="row" svg:x="1.473cm" svg:y="1.275cm" svg:width="15.02cm" svg:height="6.565cm">
          <chartooo:coordinate-region svg:x="2.571cm" svg:y="1.475cm" svg:width="13.922cm" svg:height="5.573cm"/>
          <chart:axis chart:dimension="x" chart:name="primary-x" chart:style-name="ch5">
            <chart:title svg:x="7.1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1-0-plano'.I2:'thread-freqs-1-0-plano'.I100" chart:label-cell-address="'thread-freqs-1-0-plano'.I1:'thread-freqs-1-0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Apagado)</text:p>
                <draw:g>
                  <svg:desc>'thread-freqs-1-0-plano'.I1:'thread-freqs-1-0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625">
                <text:p>2.0625</text:p>
                <draw:g>
                  <svg:desc>'thread-freqs-1-0-plano'.I2:'thread-freqs-1-0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325">
                <text:p>2.2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625">
                <text:p>2.23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375">
                <text:p>2.05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475">
                <text:p>2.2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6125">
                <text:p>2.06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25">
                <text:p>2.0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25">
                <text:p>2.1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6125">
                <text:p>2.26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7125">
                <text:p>2.07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2875">
                <text:p>2.12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475">
                <text:p>2.2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4625">
                <text:p>2.24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375">
                <text:p>2.2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7875">
                <text:p>2.17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475">
                <text:p>2.0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925">
                <text:p>2.0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375">
                <text:p>2.05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2375">
                <text:p>2.12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25">
                <text:p>2.2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5125">
                <text:p>2.05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1625">
                <text:p>2.11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draw:stroke-dash="Ultrafine_20_Dashed"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1cm" svg:height="9.001cm" xlink:href=".." xlink:type="simple" chart:class="chart:line" chart:style-name="ch1">
        <chart:title svg:x="8.087cm" svg:y="0.316cm" chart:style-name="ch2">
          <text:p>Frecuencia detectada por los hilos</text:p>
        </chart:title>
        <chart:legend chart:legend-position="end" svg:x="16.691cm" svg:y="4.201cm" style:legend-expansion="high" chart:style-name="ch3"/>
        <chart:plot-area chart:style-name="ch4" table:cell-range-address="'thread-freqs-1-1-plano'.I1:'thread-freqs-1-1-plano'.I100" chart:data-source-has-labels="row" svg:x="1.473cm" svg:y="1.275cm" svg:width="14.756cm" svg:height="6.565cm">
          <chartooo:coordinate-region svg:x="2.571cm" svg:y="1.475cm" svg:width="13.658cm" svg:height="5.573cm"/>
          <chart:axis chart:dimension="x" chart:name="primary-x" chart:style-name="ch5">
            <chart:title svg:x="6.968cm" svg:y="8.02cm" chart:style-name="ch6">
              <text:p>Tiempo (intervalos de 5s)</text:p>
            </chart:title>
          </chart:axis>
          <chart:axis chart:dimension="y" chart:name="primary-y" chart:style-name="ch7">
            <chart:title svg:x="0.451cm" svg:y="5.884cm" chart:style-name="ch8">
              <text:p>Frecuencia (GHz)</text:p>
            </chart:title>
            <chart:grid chart:style-name="ch9" chart:class="major"/>
          </chart:axis>
          <chart:series chart:style-name="ch10" chart:values-cell-range-address="'thread-freqs-1-1-plano'.I2:'thread-freqs-1-1-plano'.I100" chart:label-cell-address="'thread-freqs-1-1-plano'.I1:'thread-freqs-1-1-plano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(Encendido/Encendido)</text:p>
                <draw:g>
                  <svg:desc>'thread-freqs-1-1-plano'.I1:'thread-freqs-1-1-plano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925">
                <text:p>2.1925</text:p>
                <draw:g>
                  <svg:desc>'thread-freqs-1-1-plano'.I2:'thread-freqs-1-1-plano'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625">
                <text:p>2.1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2375">
                <text:p>2.12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0125">
                <text:p>2.2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8125">
                <text:p>2.1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11625">
                <text:p>2.11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4875">
                <text:p>2.24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25">
                <text:p>2.1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6375">
                <text:p>2.06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4875">
                <text:p>2.24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375">
                <text:p>2.2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525">
                <text:p>2.2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4125">
                <text:p>2.24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5625">
                <text:p>2.1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375">
                <text:p>2.12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5375">
                <text:p>2.25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4875">
                <text:p>2.24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5625">
                <text:p>2.2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4875">
                <text:p>2.04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1875">
                <text:p>2.1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425">
                <text:p>2.2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4875">
                <text:p>2.24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0125">
                <text:p>2.20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125">
                <text:p>2.2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3875">
                <text:p>2.23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4625">
                <text:p>2.34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9125">
                <text:p>2.19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4875">
                <text:p>2.24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4625">
                <text:p>2.24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